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ssa:</text:p>
      <text:p text:style-name="Standard">3 xícaras de trigo</text:p>
      <text:p text:style-name="Standard">2 xícaras de açúcar</text:p>
      <text:p text:style-name="Standard">3/4 xicara de cacau</text:p>
      <text:p text:style-name="Standard">1 1/2 colher de sopa de fermento</text:p>
      <text:p text:style-name="Standard">1 xícara de óleo</text:p>
      <text:p text:style-name="Standard">1 xícara de água fervente</text:p>
      <text:p text:style-name="Standard"/>
      <text:p text:style-name="P1">Misture bem todos os ingredientes exceto a água, com uma colher mesmo</text:p>
      <text:p text:style-name="P1">Quando estiver bem misturado adicione a água fervente e continue a misturar na batedeira</text:p>
      <text:p text:style-name="P1">Unte uma forma, coloque a massa e asse por aproximadamente 25 minutos</text:p>
      <text:p text:style-name="P1">Deixe esfriar e desenforme</text:p>
      <text:p text:style-name="Standard"/>
      <text:p text:style-name="Standard">Calda </text:p>
      <text:p text:style-name="Standard">1 e 1/2 xícaras de água</text:p>
      <text:p text:style-name="Standard">1 e 1/2 xícaras de açúcar demerara (orgânico)</text:p>
      <text:p text:style-name="Standard">1 xícara de cacau em pó</text:p>
      <text:p text:style-name="Standard">1 pitada de sal <text:s/></text:p>
      <text:p text:style-name="Standard">1 colher de chá de essência de baunilha</text:p>
      <text:p text:style-name="Standard"/>
      <text:p text:style-name="Standard">Misture a água, o açúcar, o cacau em pó e o sal em uma panela e leve em fogo médio. A cada 2 minutos misture um pouco. Quando a mistura <text:bookmark text:name="_GoBack"/>pegar fervura você pode colocar em fogo baixo e deixar por mais 2 minutos. Adiciona a baunil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on</meta:initial-creator>
    <dc:creator>Anderson</dc:creator>
    <meta:editing-cycles>4</meta:editing-cycles>
    <meta:creation-date>2017-06-20T00:44:00</meta:creation-date>
    <dc:date>2017-06-20T14:41:00</dc:date>
    <meta:editing-duration>PT57M</meta:editing-duration>
    <meta:generator>LibreOffice/5.3.1.2$Linux_X86_64 LibreOffice_project/30m0$Build-2</meta:generator>
    <meta:document-statistic meta:table-count="0" meta:image-count="0" meta:object-count="0" meta:page-count="1" meta:paragraph-count="18" meta:word-count="151" meta:character-count="770" meta:non-whitespace-character-count="6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